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6509" calcext:value-type="float">
            <text:p>36509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5443" calcext:value-type="float">
            <text:p>1544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4254" calcext:value-type="float">
            <text:p>1425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9682" calcext:value-type="float">
            <text:p>39682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3864" calcext:value-type="float">
            <text:p>4386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5764" calcext:value-type="float">
            <text:p>576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8624" calcext:value-type="float">
            <text:p>2862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5877" calcext:value-type="float">
            <text:p>3587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5668" calcext:value-type="float">
            <text:p>35668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3116" calcext:value-type="float">
            <text:p>43116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6067" calcext:value-type="float">
            <text:p>1606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7288" calcext:value-type="float">
            <text:p>47288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6116" calcext:value-type="float">
            <text:p>36116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0299" calcext:value-type="float">
            <text:p>40299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5274" calcext:value-type="float">
            <text:p>3527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44463" calcext:value-type="float">
            <text:p>4446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4043" calcext:value-type="float">
            <text:p>1404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5824" calcext:value-type="float">
            <text:p>35824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7052" calcext:value-type="float">
            <text:p>27052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7597" calcext:value-type="float">
            <text:p>2759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4219" calcext:value-type="float">
            <text:p>34219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9362" calcext:value-type="float">
            <text:p>39362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0243" calcext:value-type="float">
            <text:p>2024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7480" calcext:value-type="float">
            <text:p>7480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7891" calcext:value-type="float">
            <text:p>37891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4303" calcext:value-type="float">
            <text:p>3430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30323" calcext:value-type="float">
            <text:p>30323</text:p>
          </table:table-cell>
        </table:table-row>
        <table:table-row table:style-name="ro1">
          <table:table-cell office:value-type="string" calcext:value-type="string">
            <text:p>El Paso</text:p>
          </table:table-cell>
          <table:table-cell office:value-type="float" office:value="26392" calcext:value-type="float">
            <text:p>263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 table:formula="of:=SUM([.B2:.B33])" office:value-type="currency" office:currency="USD" office:value="877401" calcext:value-type="currency">
            <text:p>$877,401.00</text:p>
          </table:table-cell>
        </table:table-row>
        <table:table-row table:style-name="ro1" table:number-rows-repeated="167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  <table:database-ranges>
        <table:database-range table:name="__Anonymous_Sheet_DB__0" table:target-range-address="Sheet1.A1:Sheet1.B2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6T14:07:53.182753412</meta:creation-date>
    <dc:date>2021-10-16T14:19:33.248475162</dc:date>
    <meta:editing-duration>PT1M30S</meta:editing-duration>
    <meta:editing-cycles>1</meta:editing-cycles>
    <meta:document-statistic meta:table-count="1" meta:cell-count="67" meta:object-count="0"/>
    <meta:generator>LibreOffice/7.2.1.2$Linux_X86_64 LibreOffice_project/20$Build-2</meta:generator>
  </office:meta>
</office:document-meta>
</file>